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64.0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34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27"/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weight-asian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36"/>
    <style:style style:name="ce41" style:family="table-cell" style:parent-style-name="Default" style:data-style-name="N129"/>
    <style:style style:name="ce42" style:family="table-cell" style:parent-style-name="Default" style:data-style-name="N134"/>
    <style:style style:name="ce43" style:family="table-cell" style:parent-style-name="Default" style:data-style-name="N142"/>
    <style:style style:name="ce44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8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1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/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0" calcext:value-type="float">
            <text:p/>
          </table:table-cell>
          <table:table-cell/>
          <table:table-cell table:style-name="ce31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28"/>
        <table:table-column table:style-name="co8" table:default-cell-style-name="ce36"/>
        <table:table-column table:style-name="co2" table:visibility="collapse" table:default-cell-style-name="Default"/>
        <table:table-column table:style-name="co6" table:default-cell-style-name="ce18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IF([.C15]=0; &quot;&quot;;[.D15]/[.C15]-1)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IF([.C16]=0; &quot;&quot;;[.D16]/[.C16]-1)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IF([.C17]=0; &quot;&quot;;[.D17]/[.C17]-1)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IF([.C18]=0; &quot;&quot;;[.D18]/[.C18]-1)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IF([.C19]=0; &quot;&quot;;[.D19]/[.C19]-1)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IF([.C20]=0; &quot;&quot;;[.D20]/[.C20]-1)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IF([.C24]=0; &quot;&quot;;[.D24]/[.C24]-1)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IF([.C25]=0; &quot;&quot;;[.D25]/[.C25]-1)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IF([.C26]=0; &quot;&quot;;[.D26]/[.C26]-1)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IF([.C27]=0; &quot;&quot;;[.D27]/[.C27]-1)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IF([.C30]=0; &quot;&quot;;[.D30]/[.C30]-1)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IF([.C31]=0; &quot;&quot;;[.D31]/[.C31]-1)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IF([.C32]=0; &quot;&quot;;[.D32]/[.C32]-1)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IF([.C33]=0; &quot;&quot;;[.D33]/[.C33]-1)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IF([.C37]=0; &quot;&quot;;[.D37]/[.C37]-1)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IF([.C40]=0; &quot;&quot;;[.D40]/[.C40]-1)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IF([.C41]=0; &quot;&quot;;[.D41]/[.C41]-1)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IF([.C42]=0; &quot;&quot;;[.D42]/[.C42]-1)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IF([.C43]=0; &quot;&quot;;[.D43]/[.C43]-1)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IF([.C44]=0; &quot;&quot;;[.D44]/[.C44]-1)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IF([.C45]=0; &quot;&quot;;[.D45]/[.C45]-1)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IF([.C47]=0; &quot;&quot;;[.D47]/[.C47]-1)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IF([.C50]=0; &quot;&quot;;[.D50]/[.C50]-1)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IF([.C51]=0; &quot;&quot;;[.D51]/[.C51]-1)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IF([.C52]=0; &quot;&quot;;[.D52]/[.C52]-1)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IF([.C53]=0; &quot;&quot;;[.D53]/[.C53]-1)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IF([.C54]=0; &quot;&quot;;[.D54]/[.C54]-1)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IF([.C55]=0; &quot;&quot;;[.D55]/[.C55]-1)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IF([.C57]=0; &quot;&quot;;[.D57]/[.C57]-1)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IF([.C60]=0; &quot;&quot;;[.D60]/[.C60]-1)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  <table:table-cell table:style-name="Default"/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40"/>
        <table:table-column table:style-name="co10" table:default-cell-style-name="ce42"/>
        <table:table-column table:style-name="co11" table:default-cell-style-name="ce43"/>
        <table:table-column table:style-name="co12" table:visibility="collapse" table:number-columns-repeated="2" table:default-cell-style-name="ce40"/>
        <table:table-column table:style-name="co13" table:default-cell-style-name="ce43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that summarizes the details of the administrativ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38" table:formula="of:=IF(['Previous Year Financials'.$B$13]&lt;&gt;&quot;Yes&quot;; &quot;The &quot; &amp;['Previous Year Financials'.$B$14] &amp; &quot; figures had not been audited when the budget was prepared.&quot;; &quot;&quot;)" office:value-type="string" office:string-value="The 2017 figures had not been audited when the budget was prepared." calcext:value-type="string" table:number-columns-spanned="6" table:number-rows-spanned="1">
            <text:p>The 2017 figures had not been audited when the budget was prepared.</text:p>
          </table:table-cell>
          <table:covered-table-cell table:number-columns-repeated="5" table:style-name="Default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9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41" table:formula="of:=['Budget Planner'.D74]" office:value-type="currency" office:currency="ZAR" office:value="0" calcext:value-type="currency">
            <text:p>R 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41" table:formula="of:=['Budget Planner'.C74]" office:value-type="currency" office:currency="ZAR" office:value="0" calcext:value-type="currency">
            <text:p>R 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6" table:formula="of:=[.B8]/[.B9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9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4"/>
          <table:table-cell table:style-name="ce44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4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4]&lt;&gt;0;IF([.E14]&lt;&gt;0;[.B14]/[.E14]-1;&quot;&quot;);&quot;&quot;)">
            <text:p/>
          </table:table-cell>
          <table:table-cell/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5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5]&lt;&gt;0;IF([.E15]&lt;&gt;0;[.B15]/[.E15]-1;&quot;&quot;);&quot;&quot;)">
            <text:p/>
          </table:table-cell>
          <table:table-cell table:style-name="ce38"/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6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6]&lt;&gt;0;IF([.E16]&lt;&gt;0;[.B16]/[.E1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7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7]&lt;&gt;0;IF([.E17]&lt;&gt;0;[.B17]/[.E1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8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8]&lt;&gt;0;IF([.E18]&lt;&gt;0;[.B18]/[.E1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9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9]&lt;&gt;0;IF([.E19]&lt;&gt;0;[.B19]/[.E1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20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20]&lt;&gt;0;IF([.E20]&lt;&gt;0;[.B20]/[.E2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1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1]&lt;&gt;0;IF([.E21]&lt;&gt;0;[.B21]/[.E2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2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3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4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5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6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7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8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9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30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1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2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3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4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5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6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7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8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9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40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1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2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3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4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5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6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7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8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9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50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1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2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3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4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5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6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7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8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9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60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1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2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3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4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5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6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7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8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9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70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1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2]/[.$B$8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2]&lt;&gt;0;IF([.E72]&lt;&gt;0;[.B72]/[.E72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40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3]&lt;&gt;0;[.B73]/[.E73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/00/0000</text:date>, <text:time style:data-style-name="N2" text:time-value="12:16:27.046038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16T12:18:01.623168431</dc:date>
    <meta:editing-duration>PT8H32M14S</meta:editing-duration>
    <meta:editing-cycles>49</meta:editing-cycles>
    <meta:generator>LibreOffice/5.0.6.2$Linux_X86_64 LibreOffice_project/00$Build-2</meta:generator>
    <meta:document-statistic meta:table-count="4" meta:cell-count="1499" meta:object-count="0"/>
  </office:meta>
</office:document-meta>
</file>